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pływ wody na organizm człowieka </text:span></text:p>
      <text:p text:style-name="P1"><text:span text:style-name="T2">Zaczniemy od tego jaką ilość wody powinniśmy pić każdego dnia:</text:span><text:span text:style-name="T3"/></text:p>
      <text:p text:style-name="P1"><text:span text:style-name="T4">1.</text:span><text:span text:style-name="T5">Pij co najmniej 1,5-2 litry wody dziennie,ale zależne to jest od:</text:span></text:p>
      <text:p text:style-name="P1"><text:span text:style-name="T6">a)<text:s/></text:span><text:span text:style-name="T7">trybu życia danej osoby<text:s/></text:span><text:span text:style-name="T8">– np. sportowcy oraz osoby pracuj</text:span><text:span text:style-name="T9">ące w wysokich temperaturach powinni wypijać nawet do 4-5 l w ciągu doby,</text:span></text:p>
      <text:p text:style-name="P1"><text:span text:style-name="T10">b)<text:s/></text:span><text:span text:style-name="T11">warunk</text:span><text:span text:style-name="T12">ów atmosferycznych<text:s/></text:span><text:span text:style-name="T13">– w czasie upa</text:span><text:span text:style-name="T14">ł</text:span><text:span text:style-name="T15">ów nale</text:span><text:span text:style-name="T16">ży zwiększyć jej ilości,</text:span></text:p>
      <text:p text:style-name="P1"><text:span text:style-name="T17">c)<text:s/></text:span><text:span text:style-name="T18">choroby<text:s/></text:span><text:span text:style-name="T19">– szczeg</text:span><text:span text:style-name="T20">ólnie przy gor</text:span><text:span text:style-name="T21">ączce, biegunkach i wymiotach należy ją dostarczać.</text:span></text:p>
      <text:p text:style-name="P1"><text:span text:style-name="T22">Człowiek bez wody nie m</text:span><text:span text:style-name="T23">óg</text:span><text:span text:style-name="T24">łby przeżyć dłużej niż kilka dni.</text:span><text:span text:style-name="T25"/></text:p>
      <text:p text:style-name="P1"><text:span text:style-name="T26">Co daje picie wody?<text:s/></text:span><text:span text:style-name="T27">Przede wszystkim daje nam życie. Woda jest niezbędnym składnikiem pokarmowym. W organizmie człowieka odgrywa bardzo ważne funkcje: transportuje składniki odżywcze i przyczynia się do wydalania produkt</text:span><text:span text:style-name="T28">ów przemiany materii, które dla organizmu s</text:span><text:span text:style-name="T29">ą toksyczne. </text:span></text:p>
      <text:p text:style-name="P1"><text:span text:style-name="T30">Kilka korzyści z picia wody:</text:span><text:span text:style-name="T31"/></text:p>
      <text:p text:style-name="P1"><text:span text:style-name="T32">1.</text:span><text:span text:style-name="T33">Orzeźwia<text:s/></text:span><text:span text:style-name="T34">– spo</text:span><text:span text:style-name="T35">żywanie schłodzonej wody skutecznie gasi pragnienie.</text:span></text:p>
      <text:p text:style-name="P1"><text:span text:style-name="T35">Dodaje energii oraz chęci do pracy.</text:span></text:p>
      <text:p text:style-name="P1"><text:span text:style-name="T36">2.</text:span><text:span text:style-name="T37">Odchudza<text:s/></text:span><text:span text:style-name="T38">– spo</text:span><text:span text:style-name="T39">żywanie wody tuż przed zjedzeniem posiłku sprawi, że mniej zjemy. Żołądek zwiększy swoją objętość i szybciej zostanie pobudzony w m</text:span><text:span text:style-name="T40">ózgu o</text:span><text:span text:style-name="T41">środek sytości, kt</text:span><text:span text:style-name="T42">óry b</text:span><text:span text:style-name="T43">ędzie hamował spożycie większej ilości posiłku. </text:span></text:p>
      <text:p text:style-name="P1"><text:span text:style-name="T44">3.</text:span><text:span text:style-name="T45">Utrzymuje r</text:span><text:span text:style-name="T46">ównowag</text:span><text:span text:style-name="T47">ę pH ustroju<text:s/></text:span><text:span text:style-name="T48">– picie wystarczaj</text:span><text:span text:style-name="T49">ącej ilości wody w ciągu dnia jest niezbędne w utrzymaniu pH kom</text:span><text:span text:style-name="T50">órek na poziomie oko</text:span><text:span text:style-name="T51">ło 7.</text:span></text:p>
      <text:p text:style-name="P1"><text:span text:style-name="T52">4.</text:span><text:span text:style-name="T53">Zapobiega chorobom serca<text:s/></text:span><text:span text:style-name="T54">– badania przeprowadzone na Uniwersytecie w Kalifornii z udzia</text:span><text:span text:style-name="T55">łem kobiet i mężczyzn wykazały, że osoby, kt</text:span><text:span text:style-name="T56">óre w ci</text:span><text:span text:style-name="T57">ągu dnia spożywają około 2 litr</text:span><text:span text:style-name="T58">ów wody, rzadziej choruj</text:span><text:span text:style-name="T59">ą na serce.</text:span></text:p>
      <text:p text:style-name="P1"><text:span text:style-name="T60">5.</text:span><text:span text:style-name="T61">Zdrowa sk</text:span><text:span text:style-name="T62">óra<text:s/></text:span><text:span text:style-name="T63">– spo</text:span><text:span text:style-name="T64">żywanie odpowiedniej ilości wody w ciągu dnia nadaje sk</text:span><text:span text:style-name="T65">órze zdrowy wygl</text:span><text:span text:style-name="T66">ąd. Sk</text:span><text:span text:style-name="T67">óra staje si</text:span><text:span text:style-name="T68">ę odpowiednio nawilżona, jędrna, spłycają się zmarszczki.</text:span></text:p>
      <text:p text:style-name="P1"><text:span text:style-name="T69">6.</text:span><text:span text:style-name="T70">Usuwa toksyny<text:s/></text:span><text:span text:style-name="T71">– woda oczyszcza organizm z toksyn i zapobiega rozwojowi nowotwor</text:span><text:span text:style-name="T72">ów.</text:span></text:p>
      <text:p text:style-name="P1"><text:span text:style-name="T73">7.</text:span><text:span text:style-name="T74">Zapobiega chorobom nerek<text:s/></text:span><text:span text:style-name="T75">– nerki do prawid</text:span><text:span text:style-name="T76">łowej pracy wymagają odpowiedniej ilości wody, aby mogły skutecznie filtrować.</text:span></text:p>
      <text:p text:style-name="P1"><text:span text:style-name="T77">8.</text:span><text:span text:style-name="T78">Reguluje temperaturę ciała<text:s/></text:span><text:span text:style-name="T79">– jest to szczeg</text:span><text:span text:style-name="T80">ólnie wa</text:span><text:span text:style-name="T81">żne dla sportowc</text:span><text:span text:style-name="T82">ów oraz osób pracuj</text:span><text:span text:style-name="T83">ących fizycznie. Woda wydzielana wraz z potem schładza organizm.</text:span></text:p>
      <text:p text:style-name="P1"><text:span text:style-name="T84">9.</text:span><text:span text:style-name="T85">Poprawia koncentrację i zdolności umysłowe<text:s/></text:span><text:span text:style-name="T86">– niedob</text:span><text:span text:style-name="T87">ór 2% wody powoduje problemy z koncentracj</text:span><text:span text:style-name="T88">ą oraz spowalnia proces uczenia</text:span></text:p>
      <text:p text:style-name="P1"><text:span text:style-name="T88">Oczywiście jest ich wiele więcej, a to jest tylko kilka zalet spożywania wody.</text:span></text:p>
      <text:p text:style-name="P1"><text:span text:style-name="T89">Podsumowując:</text:span></text:p>
      <text:p text:style-name="P1"><text:span text:style-name="T90">1.</text:span><text:span text:style-name="T91">Pij co najmniej 1,5-2 litry wody dziennie.</text:span></text:p>
      <text:p text:style-name="P1"><text:span text:style-name="T92">2.</text:span><text:span text:style-name="T93">Staraj się zawsze mieć przy sobie butelkę wody.</text:span></text:p>
      <text:p text:style-name="P1"><text:span text:style-name="T94">3.</text:span><text:span text:style-name="T95">Zar</text:span><text:span text:style-name="T96">ówno woda gazowana, jak i niegazowana korzystnie dzia</text:span><text:span text:style-name="T97">ła na organizm. Ponadto zawarty w wodzie gazowanej dwutlenek węgla wykazuje działanie bakteriostatyczne i sprawia, że woda jest bardziej orzeźwiająca.</text:span></text:p>
      <text:p text:style-name="P1"><text:span text:style-name="T98">4.</text:span><text:span text:style-name="T99">W sklepie wybieraj wodę, kt</text:span><text:span text:style-name="T100">óra zawiera du</text:span><text:span text:style-name="T101">żo składnik</text:span><text:span text:style-name="T102">ów mineralnych (ponad 1000 mg na litr), w tym wapnia (&gt;100 mg), magnezu (&gt;50 mg).</text:span></text:p>
      <text:p text:style-name="P1"><text:span text:style-name="T103">5.</text:span><text:span text:style-name="T104">Zawarte w wodzie sole mineralne wzmacniaj</text:span><text:span text:style-name="T105">ą kości oraz poprawiają koncentrację i zapobiegają chorobom układu krążenia.</text:span></text:p>
      <text:p text:style-name="P1"><text:span text:style-name="T106">6.</text:span><text:span text:style-name="T107">Leki zawsze popijaj szklanką wody niegazowanej.</text:span></text:p>
      <text:p text:style-name="P1"><text:span text:style-name="T108">Woda = nasze zdrowie</text:span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